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Quotations">
      <style:paragraph-properties fo:margin-left="0in" fo:margin-right="0in" fo:text-indent="0in" style:auto-text-indent="false"/>
      <style:text-properties fo:font-variant="normal" fo:text-transform="none" fo:color="#000000" style:font-name="arial" fo:font-size="9.7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weetest lady smiling bright<text:line-break/>A constant wisdom leading me through life<text:line-break/>With soft words and a shining smile<text:line-break/>She helped bring me up to be kind and polite<text:line-break/>No matter how far I would stray or trouble start<text:line-break/>She always loved me with all her heart <text:line-break/>I'll miss her deeply forever more<text:line-break/>Sail on sweet grandma, fly through the stars</text:p>
      <text:p text:style-name="P1">Wes Henrie</text:p>
      <text:p text:style-name="P1">August 201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sley Henrie</meta:initial-creator>
    <meta:creation-date>2014-01-07T14:14:52.37</meta:creation-date>
    <dc:date>2014-01-07T14:15:35.74</dc:date>
    <dc:creator>Wesley Henrie</dc:creator>
    <meta:editing-duration>PT45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1" meta:paragraph-count="3" meta:word-count="64" meta:character-count="340"/>
  </office:meta>
</office:document-meta>
</file>